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近幾年來網際網路(Internet)的蓬勃發展，已使得使用人口普及到各個層面，連帶</text:p>
      <text:p text:style-name="Preformatted_20_Text">地，存取資訊型態也面臨了革命性的異動。面對這樣充滿商機的環境，ISP(Internet </text:p>
      <text:p text:style-name="Preformatted_20_Text">Service Provider)業者、公司行號、政府機構、學校團體甚至個人都紛紛投入，不</text:p>
      <text:p text:style-name="Preformatted_20_Text">但存取資訊由文字導向轉變成圖文語音並茂，提供的服務也由單純的資訊存取擴</text:p>
      <text:p text:style-name="Preformatted_20_Text">展到視訊會議、遠距教學以及各式電子交易。本文即是針對有線電視數據機的原</text:p>
      <text:p text:style-name="Preformatted_20_Text">理、標準、產品市場概況以及未來發展策</text:p>
      <text:p text:style-name="Preformatted_20_Text">略一一作說明。</text:p>
      <text:p text:style-name="Preformatted_20_Text">就目前浮現出來的服務型態來看，有線電視數據機至少可應用於下列四個層面：</text:p>
      <text:p text:style-name="Preformatted_20_Text">●網際網路存取：如電子郵件、檔案傳輸以及全球資訊網(WWW)。</text:p>
      <text:p text:style-name="Preformatted_20_Text">●資訊服務：如線上購物、Internet Fax、網路銀行等。</text:p>
      <text:p text:style-name="Preformatted_20_Text">●工作：如視訊會議。</text:p>
      <text:p text:style-name="Preformatted_20_Text">●教育：如遠距教學。</text:p>
      <text:p text:style-name="Preformatted_20_Text">首先有線電視數據機必須搭配有線電纜網路系統，我們來看看這套網路系統，並</text:p>
      <text:p text:style-name="Preformatted_20_Text">檢視有線電視數據機如何達成上述的資訊服務。有線電纜網路系統包含三個部分</text:p>
      <text:p text:style-name="Preformatted_20_Text">：</text:p>
      <text:p text:style-name="Preformatted_20_Text">一、頭端：傳統有線電視系統的頭端部分只提供單向RF(Radio Frequency)模組，</text:p>
      <text:p text:style-name="Preformatted_20_Text">也就是只能由頭端廣播類比訊號給用戶端，因此用戶端無法進行雙向的資訊存取</text:p>
      <text:p text:style-name="Preformatted_20_Text">。</text:p>
      <text:p text:style-name="Preformatted_20_Text">【】</text:p>
      <text:p text:style-name="Preformatted_20_Text">二、網路：傳輸系統所採用的雙向HFC網路是指雙向混合式光纖同軸電纜(Hybrid </text:p>
      <text:p text:style-name="Preformatted_20_Text">Fiber Coax：HFC)。簡單來說，它的網路拓蹼呈樹狀分支，頭端位於根部、用戶</text:p>
      <text:p text:style-name="Preformatted_20_Text">端大部分分佈在末端，而其上的放大器及光電轉換器都是雙向的，所以能支援雙</text:p>
      <text:p text:style-name="Preformatted_20_Text">向傳輸。採用這種傳輸系統主要是因為上行頻道上的雜訊會累積，若以光纖做為</text:p>
      <text:p text:style-name="Preformatted_20_Text">長距離主軸，能減低雜訊的影響。</text:p>
      <text:p text:style-name="Preformatted_20_Text">三、用戶端：再來看看用戶端設備，其中包含了有線電視數據機以及個人電腦。</text:p>
      <text:p text:style-name="Preformatted_20_Text">有線電視數據機的傳輸速度，在下行頻道可高達30 MBPS(64QAM)，在上行方面</text:p>
      <text:p text:style-name="Preformatted_20_Text">亦可達到10 MBPS(QPSK)。目前的設計以非對稱設計比較符合時宜，因為目前網</text:p>
      <text:p text:style-name="Preformatted_20_Text">際網路存取多半是下載的資料量較大，而上行回傳資料通常只是一些控制指令或</text:p>
      <text:p text:style-name="Preformatted_20_Text">存取要求。不過對稱式的設計也有其市場需求，例如視訊會議。在此情況下，與</text:p>
      <text:p text:style-name="Preformatted_20_Text">有線電視數據機相連的是一部電腦，採用的介面一端是10 Base-T連接電腦，目前</text:p>
      <text:p text:style-name="Preformatted_20_Text">大部分的產品都採用IEEE 802.3 CSMA/CD協定，另一端是HFC的同軸電纜，頭端</text:p>
      <text:p text:style-name="Preformatted_20_Text">的路由器負責將封包轉送到網際網路。由於每個有線電視數據機都有IP位址，所</text:p>
      <text:p text:style-name="Preformatted_20_Text">以在相同的HFC網路中，有線電視數據機可以相互連結，只是必須上行至頭端，</text:p>
      <text:p text:style-name="Preformatted_20_Text">再下行至其他數據機。</text:p>
      <text:p text:style-name="Preformatted_20_Text">寬頻服務需求的大量增加，為有線電視數據機製造商提供了市場發展的利基，因</text:p>
      <text:p text:style-name="Preformatted_20_Text">此僅管互通性標準尚未制定，卻仍有相當多的業者推出適用的產品。這些規格不</text:p>
      <text:p text:style-name="Preformatted_20_Text">盡相同的商品，大致可歸為非對稱式及對稱式兩類，其中頻寬的單位是MBPS，</text:p>
      <text:p text:style-name="Preformatted_20_Text">頻譜配置單位是MHz，30/2.56表示下行頻道頻寬為30 MBPS、上行頻道頻寬為2.56 </text:p>
      <text:p text:style-name="Preformatted_20_Text">MBPS，其餘依此類推。如前段所描述，非對稱式適用於一般網際網路存取，對</text:p>
      <text:p text:style-name="Preformatted_20_Text">稱式數據機則適用於視訊會議這類雙向資料量相當的服務。由表可知，採用64QAM</text:p>
      <text:p text:style-name="Preformatted_20_Text">作為上行傳輸的調變方式可以說是一個共識，各產品的頻譜配置也相去不遠。目</text:p>
      <text:p text:style-name="Preformatted_20_Text">前，日本大廠正積極研發此產品，約落後美國廠商兩季左右。國內則已經有交通</text:p>
      <text:p text:style-name="Preformatted_20_Text">大學電信工程系開發出雛型機。此外新竹科學園區的力宜科技(前東怡科技)及工</text:p>
      <text:p text:style-name="Preformatted_20_Text">研院電通所也正遵循MCNS所訂的規格開發數據機。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44" meta:word-count="1208" meta:character-count="1375"/>
    <meta:generator>OpenOffice/4.1.1$Win32 OpenOffice.org_project/411m6$Build-9775</meta:generator>
  </office:meta>
</office:document-meta>
</file>